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28in"/>
    </style:style>
    <style:style style:name="co3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1.3626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1091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1.0634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0.97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_smo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1" table:number-columns-repeated="16372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(ERROR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MLP(ERROR)</text:p>
          </table:table-cell>
          <table:table-cell/>
          <table:table-cell table:style-name="ce1" table:number-columns-repeated="16372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/>
          <table:table-cell table:style-name="ce3" table:formula="of:=AVERAGE([.B2:.B11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E2:.E11])" office:value-type="string" office:string-value="" calcext:value-type="error">
            <text:p>#DIV/0!</text:p>
          </table:table-cell>
          <table:table-cell/>
          <table:table-cell table:style-name="ce3" table:number-columns-repeated="16372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CLASS(ERROR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ERROR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0883" calcext:value-type="percentage">
            <text:p>8.83%</text:p>
          </table:table-cell>
          <table:table-cell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0864" calcext:value-type="percentage">
            <text:p>8.64%</text:p>
          </table:table-cell>
          <table:table-cell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0883" calcext:value-type="percentage">
            <text:p>8.83%</text:p>
          </table:table-cell>
          <table:table-cell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0972" calcext:value-type="percentage">
            <text:p>9.72%</text:p>
          </table:table-cell>
          <table:table-cell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0922" calcext:value-type="percentage">
            <text:p>9.22%</text:p>
          </table:table-cell>
          <table:table-cell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0991" calcext:value-type="percentage">
            <text:p>9.91%</text:p>
          </table:table-cell>
          <table:table-cell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007" calcext:value-type="percentage">
            <text:p>10.07%</text:p>
          </table:table-cell>
          <table:table-cell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036" calcext:value-type="percentage">
            <text:p>10.36%</text:p>
          </table:table-cell>
          <table:table-cell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1019" calcext:value-type="percentage">
            <text:p>10.19%</text:p>
          </table:table-cell>
          <table:table-cell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013" calcext:value-type="percentage">
            <text:p>10.13%</text:p>
          </table:table-cell>
          <table:table-cell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/>
          <table:table-cell table:style-name="ce3" table:formula="of:=AVERAGE([.B15:.B24])" office:value-type="percentage" office:value="0.0959" calcext:value-type="percentage">
            <text:p>9.59%</text:p>
          </table:table-cell>
          <table:table-cell/>
          <table:table-cell table:style-name="ce3"/>
          <table:table-cell table:style-name="ce3" table:formula="of:=AVERAGE([.E15:.E2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N(ERROR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AVG(ERROR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0878" calcext:value-type="percentage">
            <text:p>8.78%</text:p>
          </table:table-cell>
          <table:table-cell/>
          <table:table-cell office:value-type="string" calcext:value-type="string">
            <text:p>FOLD_1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0879" calcext:value-type="percentage">
            <text:p>8.79%</text:p>
          </table:table-cell>
          <table:table-cell/>
          <table:table-cell office:value-type="string" calcext:value-type="string">
            <text:p>FOLD_2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0893" calcext:value-type="percentage">
            <text:p>8.93%</text:p>
          </table:table-cell>
          <table:table-cell/>
          <table:table-cell office:value-type="string" calcext:value-type="string">
            <text:p>FOLD_3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0992" calcext:value-type="percentage">
            <text:p>9.92%</text:p>
          </table:table-cell>
          <table:table-cell/>
          <table:table-cell office:value-type="string" calcext:value-type="string">
            <text:p>FOLD_4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0963" calcext:value-type="percentage">
            <text:p>9.63%</text:p>
          </table:table-cell>
          <table:table-cell/>
          <table:table-cell office:value-type="string" calcext:value-type="string">
            <text:p>FOLD_5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1041" calcext:value-type="percentage">
            <text:p>10.41%</text:p>
          </table:table-cell>
          <table:table-cell/>
          <table:table-cell office:value-type="string" calcext:value-type="string">
            <text:p>FOLD_6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035" calcext:value-type="percentage">
            <text:p>10.35%</text:p>
          </table:table-cell>
          <table:table-cell/>
          <table:table-cell office:value-type="string" calcext:value-type="string">
            <text:p>FOLD_7</text:p>
          </table:table-cell>
          <table:table-cell office:value-type="string" calcext:value-type="string">
            <text:p>χ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033" calcext:value-type="percentage">
            <text:p>10.33%</text:p>
          </table:table-cell>
          <table:table-cell/>
          <table:table-cell office:value-type="string" calcext:value-type="string">
            <text:p>FOLD_8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0985" calcext:value-type="percentage">
            <text:p>9.85%</text:p>
          </table:table-cell>
          <table:table-cell/>
          <table:table-cell office:value-type="string" calcext:value-type="string">
            <text:p>FOLD_9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018" calcext:value-type="percentage">
            <text:p>10.18%</text:p>
          </table:table-cell>
          <table:table-cell/>
          <table:table-cell office:value-type="string" calcext:value-type="string">
            <text:p>FOLD_10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3">
          <table:table-cell table:style-name="ce3"/>
          <table:table-cell table:style-name="ce3" table:formula="of:=AVERAGE([.B28:.B37])" office:value-type="percentage" office:value="0.09717" calcext:value-type="percentage">
            <text:p>9.72%</text:p>
          </table:table-cell>
          <table:table-cell/>
          <table:table-cell table:style-name="ce3"/>
          <table:table-cell table:style-name="ce3" table:formula="of:=AVERAGE([.E28:.E3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/>
          <table:table-cell/>
          <table:table-cell table:style-name="ce1" office:value-type="string" calcext:value-type="string">
            <text:p>FOLD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 table:number-columns-repeated="16373"/>
        </table:table-row>
        <table:table-row table:style-name="ro2" table:number-rows-repeated="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/>
          <table:table-cell/>
          <table:table-cell table:style-name="ce1" office:value-type="string" calcext:value-type="string">
            <text:p>FOLD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 table:number-columns-repeated="16373"/>
        </table:table-row>
        <table:table-row table:style-name="ro2" table:number-rows-repeated="2">
          <table:table-cell table:number-columns-repeated="16378"/>
        </table:table-row>
        <table:table-row table:style-name="ro1">
          <table:table-cell table:style-name="ce1" table:number-columns-repeated="2"/>
          <table:table-cell table:number-columns-repeated="16376"/>
        </table:table-row>
        <table:table-row table:style-name="ro2" table:number-rows-repeated="10">
          <table:table-cell table:number-columns-repeated="16378"/>
        </table:table-row>
        <table:table-row table:style-name="ro3">
          <table:table-cell table:style-name="ce3" table:number-columns-repeated="2"/>
          <table:table-cell table:number-columns-repeated="16376"/>
        </table:table-row>
        <table:table-row table:style-name="ro2" table:number-rows-repeated="1048496">
          <table:table-cell table:number-columns-repeated="16378"/>
        </table:table-row>
        <table:table-row table:style-name="ro2">
          <table:table-cell table:number-columns-repeated="16378"/>
        </table:table-row>
      </table:table>
      <table:table table:name="smote" table:style-name="ta1">
        <table:table-column table:style-name="co1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(PRECISION)</text:p>
          </table:table-cell>
          <table:table-cell table:style-name="ce1" office:value-type="string" calcext:value-type="string">
            <text:p>GEN(RECALL)</text:p>
          </table:table-cell>
          <table:table-cell table:style-name="ce1" office:value-type="string" calcext:value-type="string">
            <text:p>GEN(F1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PRECISION)</text:p>
          </table:table-cell>
          <table:table-cell table:style-name="ce1" office:value-type="string" calcext:value-type="string">
            <text:p>NNC(RECALL)</text:p>
          </table:table-cell>
          <table:table-cell table:style-name="ce1" office:value-type="string" calcext:value-type="string">
            <text:p>MLP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868" calcext:value-type="percentage">
            <text:p>68.68%</text:p>
          </table:table-cell>
          <table:table-cell table:formula="of:=2*[.B2]*[.C2]/([.B2]+[.C2])" office:value-type="percentage" office:value="0.651692684419957" calcext:value-type="percentage">
            <text:p>65.17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6184" calcext:value-type="percentage">
            <text:p>61.84%</text:p>
          </table:table-cell>
          <table:table-cell table:formula="of:=2*[.G2]*[.H2]/([.G2]+[.H2])" office:value-type="percentage" office:value="0.641225229714998" calcext:value-type="percentage">
            <text:p>64.12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291" calcext:value-type="percentage">
            <text:p>62.91%</text:p>
          </table:table-cell>
          <table:table-cell office:value-type="percentage" office:value="0.6926" calcext:value-type="percentage">
            <text:p>69.26%</text:p>
          </table:table-cell>
          <table:table-cell table:formula="of:=2*[.B3]*[.C3]/([.B3]+[.C3])" office:value-type="percentage" office:value="0.659324597109783" calcext:value-type="percentage">
            <text:p>65.93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553" calcext:value-type="percentage">
            <text:p>65.53%</text:p>
          </table:table-cell>
          <table:table-cell office:value-type="percentage" office:value="0.6073" calcext:value-type="percentage">
            <text:p>60.73%</text:p>
          </table:table-cell>
          <table:table-cell table:formula="of:=2*[.G3]*[.H3]/([.G3]+[.H3])" office:value-type="percentage" office:value="0.630387597022018" calcext:value-type="percentage">
            <text:p>63.0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497" calcext:value-type="percentage">
            <text:p>64.97%</text:p>
          </table:table-cell>
          <table:table-cell office:value-type="percentage" office:value="0.6854" calcext:value-type="percentage">
            <text:p>68.54%</text:p>
          </table:table-cell>
          <table:table-cell table:formula="of:=2*[.B4]*[.C4]/([.B4]+[.C4])" office:value-type="percentage" office:value="0.667072698674257" calcext:value-type="percentage">
            <text:p>66.71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49" calcext:value-type="percentage">
            <text:p>64.90%</text:p>
          </table:table-cell>
          <table:table-cell office:value-type="percentage" office:value="0.6013" calcext:value-type="percentage">
            <text:p>60.13%</text:p>
          </table:table-cell>
          <table:table-cell table:formula="of:=2*[.G4]*[.H4]/([.G4]+[.H4])" office:value-type="percentage" office:value="0.62424010237543" calcext:value-type="percentage">
            <text:p>62.42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561" calcext:value-type="percentage">
            <text:p>65.61%</text:p>
          </table:table-cell>
          <table:table-cell office:value-type="percentage" office:value="0.6882" calcext:value-type="percentage">
            <text:p>68.82%</text:p>
          </table:table-cell>
          <table:table-cell table:formula="of:=2*[.B5]*[.C5]/([.B5]+[.C5])" office:value-type="percentage" office:value="0.67176674849364" calcext:value-type="percentage">
            <text:p>67.18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14" calcext:value-type="percentage">
            <text:p>65.14%</text:p>
          </table:table-cell>
          <table:table-cell office:value-type="percentage" office:value="0.6222" calcext:value-type="percentage">
            <text:p>62.22%</text:p>
          </table:table-cell>
          <table:table-cell table:formula="of:=2*[.G5]*[.H5]/([.G5]+[.H5])" office:value-type="percentage" office:value="0.636465263819095" calcext:value-type="percentage">
            <text:p>63.65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332" calcext:value-type="percentage">
            <text:p>63.32%</text:p>
          </table:table-cell>
          <table:table-cell office:value-type="percentage" office:value="0.6937" calcext:value-type="percentage">
            <text:p>69.37%</text:p>
          </table:table-cell>
          <table:table-cell table:formula="of:=2*[.B6]*[.C6]/([.B6]+[.C6])" office:value-type="percentage" office:value="0.662070751375386" calcext:value-type="percentage">
            <text:p>66.21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454" calcext:value-type="percentage">
            <text:p>64.54%</text:p>
          </table:table-cell>
          <table:table-cell office:value-type="percentage" office:value="0.597" calcext:value-type="percentage">
            <text:p>59.70%</text:p>
          </table:table-cell>
          <table:table-cell table:formula="of:=2*[.G6]*[.H6]/([.G6]+[.H6])" office:value-type="percentage" office:value="0.620257244043786" calcext:value-type="percentage">
            <text:p>62.03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051" calcext:value-type="percentage">
            <text:p>60.51%</text:p>
          </table:table-cell>
          <table:table-cell office:value-type="percentage" office:value="0.6812" calcext:value-type="percentage">
            <text:p>68.12%</text:p>
          </table:table-cell>
          <table:table-cell table:formula="of:=2*[.B7]*[.C7]/([.B7]+[.C7])" office:value-type="percentage" office:value="0.640898888284226" calcext:value-type="percentage">
            <text:p>64.09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616" calcext:value-type="percentage">
            <text:p>66.16%</text:p>
          </table:table-cell>
          <table:table-cell office:value-type="percentage" office:value="0.6206" calcext:value-type="percentage">
            <text:p>62.06%</text:p>
          </table:table-cell>
          <table:table-cell table:formula="of:=2*[.G7]*[.H7]/([.G7]+[.H7])" office:value-type="percentage" office:value="0.64044448603962" calcext:value-type="percentage">
            <text:p>64.04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374" calcext:value-type="percentage">
            <text:p>63.74%</text:p>
          </table:table-cell>
          <table:table-cell office:value-type="percentage" office:value="0.6977" calcext:value-type="percentage">
            <text:p>69.77%</text:p>
          </table:table-cell>
          <table:table-cell table:formula="of:=2*[.B8]*[.C8]/([.B8]+[.C8])" office:value-type="percentage" office:value="0.666188270541532" calcext:value-type="percentage">
            <text:p>66.62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427" calcext:value-type="percentage">
            <text:p>64.27%</text:p>
          </table:table-cell>
          <table:table-cell office:value-type="percentage" office:value="0.6084" calcext:value-type="percentage">
            <text:p>60.84%</text:p>
          </table:table-cell>
          <table:table-cell table:formula="of:=2*[.G8]*[.H8]/([.G8]+[.H8])" office:value-type="percentage" office:value="0.625079817760371" calcext:value-type="percentage">
            <text:p>62.51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614" calcext:value-type="percentage">
            <text:p>66.14%</text:p>
          </table:table-cell>
          <table:table-cell office:value-type="percentage" office:value="0.6863" calcext:value-type="percentage">
            <text:p>68.63%</text:p>
          </table:table-cell>
          <table:table-cell table:formula="of:=2*[.B9]*[.C9]/([.B9]+[.C9])" office:value-type="percentage" office:value="0.673619974771833" calcext:value-type="percentage">
            <text:p>67.36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7" calcext:value-type="percentage">
            <text:p>64.87%</text:p>
          </table:table-cell>
          <table:table-cell office:value-type="percentage" office:value="0.6147" calcext:value-type="percentage">
            <text:p>61.47%</text:p>
          </table:table-cell>
          <table:table-cell table:formula="of:=2*[.G9]*[.H9]/([.G9]+[.H9])" office:value-type="percentage" office:value="0.631242504353332" calcext:value-type="percentage">
            <text:p>63.12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297" calcext:value-type="percentage">
            <text:p>62.97%</text:p>
          </table:table-cell>
          <table:table-cell office:value-type="percentage" office:value="0.6848" calcext:value-type="percentage">
            <text:p>68.48%</text:p>
          </table:table-cell>
          <table:table-cell table:formula="of:=2*[.B10]*[.C10]/([.B10]+[.C10])" office:value-type="percentage" office:value="0.656095184480791" calcext:value-type="percentage">
            <text:p>65.61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94" calcext:value-type="percentage">
            <text:p>64.94%</text:p>
          </table:table-cell>
          <table:table-cell office:value-type="percentage" office:value="0.6103" calcext:value-type="percentage">
            <text:p>61.03%</text:p>
          </table:table-cell>
          <table:table-cell table:formula="of:=2*[.G10]*[.H10]/([.G10]+[.H10])" office:value-type="percentage" office:value="0.62924318488529" calcext:value-type="percentage">
            <text:p>62.92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263" calcext:value-type="percentage">
            <text:p>62.63%</text:p>
          </table:table-cell>
          <table:table-cell office:value-type="percentage" office:value="0.6891" calcext:value-type="percentage">
            <text:p>68.91%</text:p>
          </table:table-cell>
          <table:table-cell table:formula="of:=2*[.B11]*[.C11]/([.B11]+[.C11])" office:value-type="percentage" office:value="0.656200897065531" calcext:value-type="percentage">
            <text:p>65.62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1" calcext:value-type="percentage">
            <text:p>66.01%</text:p>
          </table:table-cell>
          <table:table-cell office:value-type="percentage" office:value="0.6228" calcext:value-type="percentage">
            <text:p>62.28%</text:p>
          </table:table-cell>
          <table:table-cell table:formula="of:=2*[.G11]*[.H11]/([.G11]+[.H11])" office:value-type="percentage" office:value="0.640907755865617" calcext:value-type="percentage">
            <text:p>64.09%</text:p>
          </table:table-cell>
        </table:table-row>
        <table:table-row table:style-name="ro3">
          <table:table-cell table:style-name="ce3"/>
          <table:table-cell table:style-name="ce3" table:formula="of:=AVERAGE([.B2:.B11])" office:value-type="percentage" office:value="0.6348" calcext:value-type="percentage">
            <text:p>63.48%</text:p>
          </table:table-cell>
          <table:table-cell table:style-name="ce3" table:formula="of:=AVERAGE([.C2:.C11])" office:value-type="percentage" office:value="0.68858" calcext:value-type="percentage">
            <text:p>68.86%</text:p>
          </table:table-cell>
          <table:table-cell table:style-name="ce3" table:formula="of:=AVERAGE([.D2:.D11])" office:value-type="percentage" office:value="0.660493069521694" calcext:value-type="percentage">
            <text:p>66.05%</text:p>
          </table:table-cell>
          <table:table-cell table:style-name="ce3" table:number-columns-repeated="2"/>
          <table:table-cell table:style-name="ce3" table:formula="of:=AVERAGE([.G2:.G11])" office:value-type="percentage" office:value="0.65294" calcext:value-type="percentage">
            <text:p>65.29%</text:p>
          </table:table-cell>
          <table:table-cell table:style-name="ce3" table:formula="of:=AVERAGE([.H2:.H11])" office:value-type="percentage" office:value="0.6123" calcext:value-type="percentage">
            <text:p>61.23%</text:p>
          </table:table-cell>
          <table:table-cell table:style-name="ce3" table:formula="of:=AVERAGE([.I2:.I11])" office:value-type="percentage" office:value="0.631949318587956" calcext:value-type="percentage">
            <text:p>63.19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ANSFORMER(PRECISION)</text:p>
          </table:table-cell>
          <table:table-cell table:style-name="ce1" office:value-type="string" calcext:value-type="string">
            <text:p>TRANSFORMER(RECALL)</text:p>
          </table:table-cell>
          <table:table-cell table:style-name="ce1" office:value-type="string" calcext:value-type="string">
            <text:p>TRANSFORMER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CLASS(PRECISION)</text:p>
          </table:table-cell>
          <table:table-cell table:style-name="ce1" office:value-type="string" calcext:value-type="string">
            <text:p>GENCLASS(RECALL)</text:p>
          </table:table-cell>
          <table:table-cell table:style-name="ce1" office:value-type="string" calcext:value-type="string">
            <text:p>GENCLASS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 office:value-type="string" calcext:value-type="string">
            <text:p>x</text:p>
          </table:table-cell>
          <table:table-cell table:formula="of:=2*[.B15]*[.C15]/([.B15]+[.C15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473" calcext:value-type="percentage">
            <text:p>64.73%</text:p>
          </table:table-cell>
          <table:table-cell office:value-type="percentage" office:value="0.7067" calcext:value-type="percentage">
            <text:p>70.67%</text:p>
          </table:table-cell>
          <table:table-cell table:formula="of:=2*[.G15]*[.H15]/([.G15]+[.H15])" office:value-type="percentage" office:value="0.6756970605613" calcext:value-type="percentage">
            <text:p>67.57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 office:value-type="string" calcext:value-type="string">
            <text:p>x</text:p>
          </table:table-cell>
          <table:table-cell table:formula="of:=2*[.B16]*[.C16]/([.B16]+[.C16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616" calcext:value-type="percentage">
            <text:p>66.16%</text:p>
          </table:table-cell>
          <table:table-cell office:value-type="percentage" office:value="0.6898" calcext:value-type="percentage">
            <text:p>68.98%</text:p>
          </table:table-cell>
          <table:table-cell office:value-type="percentage" office:value="0.6754" calcext:value-type="percentage">
            <text:p>67.5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 office:value-type="string" calcext:value-type="string">
            <text:p>x</text:p>
          </table:table-cell>
          <table:table-cell table:formula="of:=2*[.B17]*[.C17]/([.B17]+[.C17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359" calcext:value-type="percentage">
            <text:p>63.59%</text:p>
          </table:table-cell>
          <table:table-cell office:value-type="percentage" office:value="0.6913" calcext:value-type="percentage">
            <text:p>69.13%</text:p>
          </table:table-cell>
          <table:table-cell office:value-type="percentage" office:value="0.6625" calcext:value-type="percentage">
            <text:p>66.25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 office:value-type="string" calcext:value-type="string">
            <text:p>x</text:p>
          </table:table-cell>
          <table:table-cell table:formula="of:=2*[.B18]*[.C18]/([.B18]+[.C18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43" calcext:value-type="percentage">
            <text:p>65.43%</text:p>
          </table:table-cell>
          <table:table-cell office:value-type="percentage" office:value="0.6864" calcext:value-type="percentage">
            <text:p>68.64%</text:p>
          </table:table-cell>
          <table:table-cell office:value-type="percentage" office:value="0.67" calcext:value-type="percentage">
            <text:p>67.00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 office:value-type="string" calcext:value-type="string">
            <text:p>x</text:p>
          </table:table-cell>
          <table:table-cell table:formula="of:=2*[.B19]*[.C19]/([.B19]+[.C19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59" calcext:value-type="percentage">
            <text:p>65.90%</text:p>
          </table:table-cell>
          <table:table-cell office:value-type="percentage" office:value="0.6995" calcext:value-type="percentage">
            <text:p>69.95%</text:p>
          </table:table-cell>
          <table:table-cell office:value-type="percentage" office:value="0.6787" calcext:value-type="percentage">
            <text:p>67.87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 office:value-type="string" calcext:value-type="string">
            <text:p>x</text:p>
          </table:table-cell>
          <table:table-cell table:formula="of:=2*[.B20]*[.C20]/([.B20]+[.C20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49" calcext:value-type="percentage">
            <text:p>64.9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36" calcext:value-type="percentage">
            <text:p>67.36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 office:value-type="string" calcext:value-type="string">
            <text:p>x</text:p>
          </table:table-cell>
          <table:table-cell table:formula="of:=2*[.B21]*[.C21]/([.B21]+[.C21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71" calcext:value-type="percentage">
            <text:p>67.10%</text:p>
          </table:table-cell>
          <table:table-cell office:value-type="percentage" office:value="0.6996" calcext:value-type="percentage">
            <text:p>69.96%</text:p>
          </table:table-cell>
          <table:table-cell office:value-type="percentage" office:value="0.685" calcext:value-type="percentage">
            <text:p>68.50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 office:value-type="string" calcext:value-type="string">
            <text:p>x</text:p>
          </table:table-cell>
          <table:table-cell table:formula="of:=2*[.B22]*[.C22]/([.B22]+[.C22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2" calcext:value-type="percentage">
            <text:p>64.82%</text:p>
          </table:table-cell>
          <table:table-cell office:value-type="percentage" office:value="0.6946" calcext:value-type="percentage">
            <text:p>69.46%</text:p>
          </table:table-cell>
          <table:table-cell office:value-type="percentage" office:value="0.6706" calcext:value-type="percentage">
            <text:p>67.06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 office:value-type="string" calcext:value-type="string">
            <text:p>x</text:p>
          </table:table-cell>
          <table:table-cell table:formula="of:=2*[.B23]*[.C23]/([.B23]+[.C23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28" calcext:value-type="percentage">
            <text:p>64.28%</text:p>
          </table:table-cell>
          <table:table-cell office:value-type="percentage" office:value="0.6973" calcext:value-type="percentage">
            <text:p>69.73%</text:p>
          </table:table-cell>
          <table:table-cell office:value-type="percentage" office:value="0.6689" calcext:value-type="percentage">
            <text:p>66.89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 office:value-type="string" calcext:value-type="string">
            <text:p>x</text:p>
          </table:table-cell>
          <table:table-cell table:formula="of:=2*[.B24]*[.C24]/([.B24]+[.C24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9" calcext:value-type="percentage">
            <text:p>66.09%</text:p>
          </table:table-cell>
          <table:table-cell office:value-type="percentage" office:value="0.6896" calcext:value-type="percentage">
            <text:p>68.96%</text:p>
          </table:table-cell>
          <table:table-cell office:value-type="percentage" office:value="0.675" calcext:value-type="percentage">
            <text:p>67.50%</text:p>
          </table:table-cell>
        </table:table-row>
        <table:table-row table:style-name="ro3">
          <table:table-cell table:style-name="ce3"/>
          <table:table-cell table:style-name="ce3" table:formula="of:=AVERAGE([.B15:.B24])" office:value-type="string" office:string-value="" calcext:value-type="error">
            <text:p>#DIV/0!</text:p>
          </table:table-cell>
          <table:table-cell table:style-name="ce3" table:formula="of:=AVERAGE([.C15:.C24])" office:value-type="string" office:string-value="" calcext:value-type="error">
            <text:p>#DIV/0!</text:p>
          </table:table-cell>
          <table:table-cell table:style-name="ce3" table:formula="of:=AVERAGE([.D15:.D24])" office:value-type="string" office:string-value="" calcext:value-type="error">
            <text:p>#VALUE!</text:p>
          </table:table-cell>
          <table:table-cell/>
          <table:table-cell table:style-name="ce3"/>
          <table:table-cell table:style-name="ce3" table:formula="of:=AVERAGE([.G15:.G24])" office:value-type="percentage" office:value="0.653" calcext:value-type="percentage">
            <text:p>65.30%</text:p>
          </table:table-cell>
          <table:table-cell table:style-name="ce3" table:formula="of:=AVERAGE([.H15:.H24])" office:value-type="percentage" office:value="0.69548" calcext:value-type="percentage">
            <text:p>69.55%</text:p>
          </table:table-cell>
          <table:table-cell table:style-name="ce3" table:formula="of:=AVERAGE([.I15:.I24])" office:value-type="percentage" office:value="0.67353970605613" calcext:value-type="percentage">
            <text:p>67.35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AVERAGE(PRECISION)</text:p>
          </table:table-cell>
          <table:table-cell table:style-name="ce1" office:value-type="string" calcext:value-type="string">
            <text:p>GENAVERAGE(RECALL)</text:p>
          </table:table-cell>
          <table:table-cell table:style-name="ce1" office:value-type="string" calcext:value-type="string">
            <text:p>GENAVERAGE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SQ(PRECISION)</text:p>
          </table:table-cell>
          <table:table-cell table:style-name="ce1" office:value-type="string" calcext:value-type="string">
            <text:p>GENSQ(RECALL)</text:p>
          </table:table-cell>
          <table:table-cell table:style-name="ce1" office:value-type="string" calcext:value-type="string">
            <text:p>GENSQ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406" calcext:value-type="percentage">
            <text:p>64.06%</text:p>
          </table:table-cell>
          <table:table-cell office:value-type="percentage" office:value="0.7012" calcext:value-type="percentage">
            <text:p>70.12%</text:p>
          </table:table-cell>
          <table:table-cell office:value-type="percentage" office:value="0.6695" calcext:value-type="percentage">
            <text:p>66.95%</text:p>
          </table:table-cell>
          <table:table-cell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323" calcext:value-type="percentage">
            <text:p>63.23%</text:p>
          </table:table-cell>
          <table:table-cell office:value-type="percentage" office:value="0.7097" calcext:value-type="percentage">
            <text:p>70.97%</text:p>
          </table:table-cell>
          <table:table-cell office:value-type="percentage" office:value="0.6688" calcext:value-type="percentage">
            <text:p>66.88%</text:p>
          </table:table-cell>
          <table:table-cell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327" calcext:value-type="percentage">
            <text:p>63.27%</text:p>
          </table:table-cell>
          <table:table-cell office:value-type="percentage" office:value="0.6922" calcext:value-type="percentage">
            <text:p>69.22%</text:p>
          </table:table-cell>
          <table:table-cell office:value-type="percentage" office:value="0.6611" calcext:value-type="percentage">
            <text:p>66.11%</text:p>
          </table:table-cell>
          <table:table-cell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471" calcext:value-type="percentage">
            <text:p>64.71%</text:p>
          </table:table-cell>
          <table:table-cell office:value-type="percentage" office:value="0.6838" calcext:value-type="percentage">
            <text:p>68.38%</text:p>
          </table:table-cell>
          <table:table-cell office:value-type="percentage" office:value="0.6649" calcext:value-type="percentage">
            <text:p>66.49%</text:p>
          </table:table-cell>
          <table:table-cell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388" calcext:value-type="percentage">
            <text:p>63.88%</text:p>
          </table:table-cell>
          <table:table-cell office:value-type="percentage" office:value="0.6918" calcext:value-type="percentage">
            <text:p>69.18%</text:p>
          </table:table-cell>
          <table:table-cell office:value-type="percentage" office:value="0.6643" calcext:value-type="percentage">
            <text:p>66.43%</text:p>
          </table:table-cell>
          <table:table-cell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542" calcext:value-type="percentage">
            <text:p>65.42%</text:p>
          </table:table-cell>
          <table:table-cell office:value-type="percentage" office:value="0.6883" calcext:value-type="percentage">
            <text:p>68.83%</text:p>
          </table:table-cell>
          <table:table-cell office:value-type="percentage" office:value="0.6708" calcext:value-type="percentage">
            <text:p>67.08%</text:p>
          </table:table-cell>
          <table:table-cell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6998" calcext:value-type="percentage">
            <text:p>69.98%</text:p>
          </table:table-cell>
          <table:table-cell office:value-type="percentage" office:value="0.6744" calcext:value-type="percentage">
            <text:p>67.44%</text:p>
          </table:table-cell>
          <table:table-cell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407" calcext:value-type="percentage">
            <text:p>64.07%</text:p>
          </table:table-cell>
          <table:table-cell office:value-type="percentage" office:value="0.699" calcext:value-type="percentage">
            <text:p>69.90%</text:p>
          </table:table-cell>
          <table:table-cell office:value-type="percentage" office:value="0.6686" calcext:value-type="percentage">
            <text:p>66.86%</text:p>
          </table:table-cell>
          <table:table-cell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474" calcext:value-type="percentage">
            <text:p>64.74%</text:p>
          </table:table-cell>
          <table:table-cell office:value-type="percentage" office:value="0.6974" calcext:value-type="percentage">
            <text:p>69.74%</text:p>
          </table:table-cell>
          <table:table-cell office:value-type="percentage" office:value="0.6715" calcext:value-type="percentage">
            <text:p>67.15%</text:p>
          </table:table-cell>
          <table:table-cell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478" calcext:value-type="percentage">
            <text:p>64.78%</text:p>
          </table:table-cell>
          <table:table-cell office:value-type="percentage" office:value="0.6949" calcext:value-type="percentage">
            <text:p>69.49%</text:p>
          </table:table-cell>
          <table:table-cell office:value-type="percentage" office:value="0.6705" calcext:value-type="percentage">
            <text:p>67.05%</text:p>
          </table:table-cell>
          <table:table-cell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28:.B37])" office:value-type="percentage" office:value="0.64324" calcext:value-type="percentage">
            <text:p>64.32%</text:p>
          </table:table-cell>
          <table:table-cell table:style-name="ce3" table:formula="of:=AVERAGE([.C28:.C37])" office:value-type="percentage" office:value="0.69581" calcext:value-type="percentage">
            <text:p>69.58%</text:p>
          </table:table-cell>
          <table:table-cell table:style-name="ce3" table:formula="of:=AVERAGE([.D28:.D37])" office:value-type="percentage" office:value="0.66844" calcext:value-type="percentage">
            <text:p>66.84%</text:p>
          </table:table-cell>
          <table:table-cell/>
          <table:table-cell table:style-name="ce3"/>
          <table:table-cell table:style-name="ce3" table:formula="of:=AVERAGE([.G28:.G37])" office:value-type="string" office:string-value="" calcext:value-type="error">
            <text:p>#DIV/0!</text:p>
          </table:table-cell>
          <table:table-cell table:style-name="ce3" table:formula="of:=AVERAGE([.H28:.H37])" office:value-type="string" office:string-value="" calcext:value-type="error">
            <text:p>#DIV/0!</text:p>
          </table:table-cell>
          <table:table-cell table:style-name="ce3" table:formula="of:=AVERAGE([.I28:.I37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4"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4"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4"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4"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4"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4"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4"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4"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4"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4"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41:.B50])" office:value-type="string" office:string-value="" calcext:value-type="error">
            <text:p>#DIV/0!</text:p>
          </table:table-cell>
          <table:table-cell table:style-name="ce3" table:formula="of:=AVERAGE([.C41:.C50])" office:value-type="string" office:string-value="" calcext:value-type="error">
            <text:p>#DIV/0!</text:p>
          </table:table-cell>
          <table:table-cell table:style-name="ce3" table:formula="of:=AVERAGE([.D41:.D50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" table:formula="of:=AVERAGE([.G41:.G50])" office:value-type="string" office:string-value="" calcext:value-type="error">
            <text:p>#DIV/0!</text:p>
          </table:table-cell>
          <table:table-cell table:style-name="ce3" table:formula="of:=AVERAGE([.H41:.H50])" office:value-type="string" office:string-value="" calcext:value-type="error">
            <text:p>#DIV/0!</text:p>
          </table:table-cell>
          <table:table-cell table:style-name="ce3" table:formula="of:=AVERAGE([.I41:.I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50, 0.25, 0.25</text:p>
          </table:table-cell>
          <table:table-cell table:number-columns-repeated="4"/>
          <table:table-cell table:style-name="ce6" office:value-type="string" calcext:value-type="string">
            <text:p>Mixed: 0.80, 0.10, 0.1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4"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4"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4"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4"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4"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4"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4"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4"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4"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4"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55:.B64])" office:value-type="string" office:string-value="" calcext:value-type="error">
            <text:p>#DIV/0!</text:p>
          </table:table-cell>
          <table:table-cell table:style-name="ce3" table:formula="of:=AVERAGE([.C55:.C64])" office:value-type="string" office:string-value="" calcext:value-type="error">
            <text:p>#DIV/0!</text:p>
          </table:table-cell>
          <table:table-cell table:style-name="ce3" table:formula="of:=AVERAGE([.D55:.D64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" table:formula="of:=AVERAGE([.G55:.G64])" office:value-type="string" office:string-value="" calcext:value-type="error">
            <text:p>#DIV/0!</text:p>
          </table:table-cell>
          <table:table-cell table:style-name="ce3" table:formula="of:=AVERAGE([.H55:.H64])" office:value-type="string" office:string-value="" calcext:value-type="error">
            <text:p>#DIV/0!</text:p>
          </table:table-cell>
          <table:table-cell table:style-name="ce3" table:formula="of:=AVERAGE([.I55:.I6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4"/>
          <table:table-cell table:style-name="ce6" office:value-type="string" calcext:value-type="string">
            <text:p>Mixed: 0.80, 0.20, 0.0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ADAM(PRECISION)</text:p>
          </table:table-cell>
          <table:table-cell table:style-name="ce1" office:value-type="string" calcext:value-type="string">
            <text:p>ADAM(RECALL)</text:p>
          </table:table-cell>
          <table:table-cell table:style-name="ce1" office:value-type="string" calcext:value-type="string">
            <text:p>ADAM(F1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8"/>
        </table:table-row>
        <table:table-row table:style-name="ro3">
          <table:table-cell table:style-name="ce3"/>
          <table:table-cell table:style-name="ce3" table:formula="of:=AVERAGE([.B69:.B78])" office:value-type="string" office:string-value="" calcext:value-type="error">
            <text:p>#DIV/0!</text:p>
          </table:table-cell>
          <table:table-cell table:style-name="ce3" table:formula="of:=AVERAGE([.C69:.C78])" office:value-type="string" office:string-value="" calcext:value-type="error">
            <text:p>#DIV/0!</text:p>
          </table:table-cell>
          <table:table-cell table:style-name="ce3" table:formula="of:=AVERAGE([.D69:.D78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7"/>
        </table:table-row>
        <table:table-row table:style-name="ro2" table:number-rows-repeated="104849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ewdata2_peryear" table:style-name="ta1">
        <table:shapes>
          <draw:frame draw:z-index="0" draw:style-name="gr1" draw:text-style-name="P1" svg:width="6.2988in" svg:height="3.5429in" svg:x="3.6102in" svg:y="0.0394in">
            <draw:object draw:notify-on-update-of-ranges="newdata2_peryear.A1:newdata2_peryear.A1 newdata2_peryear.A2:newdata2_peryear.A9 newdata2_peryear.B1:newdata2_peryear.B1 newdata2_peryear.B2:newdata2_peryear.B9 newdata2_peryear.C1:newdata2_peryear.C1 newdata2_peryear.C2:newdata2_peryear.C9 newdata2_peryear.D1:newdata2_peryear.D1 newdata2_peryear.D2:newdata2_peryear.D9 newdata2_peryear.E1:newdata2_peryear.E1 newdata2_peryear.E2:newdata2_peryear.E9 newdata2_peryear.F1:newdata2_peryear.F1 newdata2_peryear.F2:newdata2_peryear.F9 newdata2_peryear.G1:newdata2_peryear.G1 newdata2_peryear.G2:newdata2_peryear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10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3" table:default-cell-style-name="ce2"/>
        <table:table-column table:style-name="co10" table:default-cell-style-name="ce2"/>
        <table:table-column table:style-name="co1" table:number-columns-repeated="2" table:default-cell-style-name="ce2"/>
        <table:table-row table:style-name="ro2">
          <table:table-cell office:value-type="string" calcext:value-type="string">
            <text:p>YEAR</text:p>
          </table:table-cell>
          <table:table-cell table:style-name="ce6" office:value-type="string" calcext:value-type="string">
            <text:p>RBF</text:p>
          </table:table-cell>
          <table:table-cell table:style-name="ce6" office:value-type="string" calcext:value-type="string">
            <text:p>MLP</text:p>
          </table:table-cell>
          <table:table-cell table:style-name="ce6" office:value-type="string" calcext:value-type="string">
            <text:p>NAIVE BAYES</text:p>
          </table:table-cell>
          <table:table-cell table:style-name="ce6" office:value-type="string" calcext:value-type="string">
            <text:p>NNC</text:p>
          </table:table-cell>
          <table:table-cell table:style-name="ce6" office:value-type="string" calcext:value-type="string">
            <text:p>GENCLASS</text:p>
          </table:table-cell>
          <table:table-cell table:style-name="ce6" office:value-type="string" calcext:value-type="string">
            <text:p>BAYESNN</text:p>
          </table:table-cell>
          <table:table-cell table:style-name="ce6" table:number-columns-repeated="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percentage" office:value="0.2585" calcext:value-type="percentage">
            <text:p>25.85%</text:p>
          </table:table-cell>
          <table:table-cell office:value-type="percentage" office:value="0.2655" calcext:value-type="percentage">
            <text:p>26.55%</text:p>
          </table:table-cell>
          <table:table-cell office:value-type="percentage" office:value="0.2659" calcext:value-type="percentage">
            <text:p>26.59%</text:p>
          </table:table-cell>
          <table:table-cell office:value-type="percentage" office:value="0.2212" calcext:value-type="percentage">
            <text:p>22.12%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.2823" calcext:value-type="percentage">
            <text:p>28.23%</text:p>
          </table:table-cell>
          <table:table-cell table:number-columns-repeated="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percentage" office:value="0.2949" calcext:value-type="percentage">
            <text:p>29.49%</text:p>
          </table:table-cell>
          <table:table-cell office:value-type="percentage" office:value="0.281" calcext:value-type="percentage">
            <text:p>28.10%</text:p>
          </table:table-cell>
          <table:table-cell office:value-type="percentage" office:value="0.2909" calcext:value-type="percentage">
            <text:p>29.09%</text:p>
          </table:table-cell>
          <table:table-cell office:value-type="percentage" office:value="0.2335" calcext:value-type="percentage">
            <text:p>23.35%</text:p>
          </table:table-cell>
          <table:table-cell office:value-type="percentage" office:value="0.1956" calcext:value-type="percentage">
            <text:p>19.56%</text:p>
          </table:table-cell>
          <table:table-cell office:value-type="percentage" office:value="0.2873" calcext:value-type="percentage">
            <text:p>28.73%</text:p>
          </table:table-cell>
          <table:table-cell table:number-columns-repeated="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percentage" office:value="0.2669" calcext:value-type="percentage">
            <text:p>26.69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451" calcext:value-type="percentage">
            <text:p>24.51%</text:p>
          </table:table-cell>
          <table:table-cell office:value-type="percentage" office:value="0.1719" calcext:value-type="percentage">
            <text:p>17.19%</text:p>
          </table:table-cell>
          <table:table-cell office:value-type="percentage" office:value="0.255" calcext:value-type="percentage">
            <text:p>25.50%</text:p>
          </table:table-cell>
          <table:table-cell table:number-columns-repeated="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percentage" office:value="0.2502" calcext:value-type="percentage">
            <text:p>25.02%</text:p>
          </table:table-cell>
          <table:table-cell office:value-type="percentage" office:value="0.2693" calcext:value-type="percentage">
            <text:p>26.93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277" calcext:value-type="percentage">
            <text:p>22.77%</text:p>
          </table:table-cell>
          <table:table-cell office:value-type="percentage" office:value="0.1814" calcext:value-type="percentage">
            <text:p>18.14%</text:p>
          </table:table-cell>
          <table:table-cell office:value-type="percentage" office:value="0.2489" calcext:value-type="percentage">
            <text:p>24.89%</text:p>
          </table:table-cell>
          <table:table-cell table:number-columns-repeated="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997" calcext:value-type="percentage">
            <text:p>29.97%</text:p>
          </table:table-cell>
          <table:table-cell office:value-type="percentage" office:value="0.2988" calcext:value-type="percentage">
            <text:p>29.88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1951" calcext:value-type="percentage">
            <text:p>19.51%</text:p>
          </table:table-cell>
          <table:table-cell office:value-type="percentage" office:value="0.2853" calcext:value-type="percentage">
            <text:p>28.53%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percentage" office:value="0.268" calcext:value-type="percentage">
            <text:p>26.80%</text:p>
          </table:table-cell>
          <table:table-cell office:value-type="percentage" office:value="0.259" calcext:value-type="percentage">
            <text:p>25.90%</text:p>
          </table:table-cell>
          <table:table-cell office:value-type="percentage" office:value="0.2609" calcext:value-type="percentage">
            <text:p>26.09%</text:p>
          </table:table-cell>
          <table:table-cell office:value-type="percentage" office:value="0.2107" calcext:value-type="percentage">
            <text:p>21.07%</text:p>
          </table:table-cell>
          <table:table-cell office:value-type="percentage" office:value="0.1781" calcext:value-type="percentage">
            <text:p>17.81%</text:p>
          </table:table-cell>
          <table:table-cell office:value-type="percentage" office:value="0.2508" calcext:value-type="percentage">
            <text:p>25.08%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943" calcext:value-type="percentage">
            <text:p>29.43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331" calcext:value-type="percentage">
            <text:p>23.31%</text:p>
          </table:table-cell>
          <table:table-cell office:value-type="percentage" office:value="0.1989" calcext:value-type="percentage">
            <text:p>19.89%</text:p>
          </table:table-cell>
          <table:table-cell office:value-type="percentage" office:value="0.2622" calcext:value-type="percentage">
            <text:p>26.22%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3583" calcext:value-type="percentage">
            <text:p>35.83%</text:p>
          </table:table-cell>
          <table:table-cell office:value-type="percentage" office:value="0.2825" calcext:value-type="percentage">
            <text:p>28.25%</text:p>
          </table:table-cell>
          <table:table-cell office:value-type="percentage" office:value="0.2573" calcext:value-type="percentage">
            <text:p>25.73%</text:p>
          </table:table-cell>
          <table:table-cell office:value-type="percentage" office:value="0.2097" calcext:value-type="percentage">
            <text:p>20.97%</text:p>
          </table:table-cell>
          <table:table-cell office:value-type="percentage" office:value="0.2856" calcext:value-type="percentage">
            <text:p>28.56%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4">
          <table:table-cell table:style-name="ce11" office:value-type="string" calcext:value-type="string">
            <text:p>AVERAGE</text:p>
          </table:table-cell>
          <table:table-cell table:style-name="ce12" table:formula="of:=AVERAGE([.B2:.B9])" office:value-type="percentage" office:value="0.2722125" calcext:value-type="percentage">
            <text:p>27.22%</text:p>
          </table:table-cell>
          <table:table-cell table:style-name="ce12" table:formula="of:=AVERAGE([.C2:.C9])" office:value-type="percentage" office:value="0.287975" calcext:value-type="percentage">
            <text:p>28.80%</text:p>
          </table:table-cell>
          <table:table-cell table:style-name="ce12" table:formula="of:=AVERAGE([.D2:.D9])" office:value-type="percentage" office:value="0.274875" calcext:value-type="percentage">
            <text:p>27.49%</text:p>
          </table:table-cell>
          <table:table-cell table:style-name="ce12" table:formula="of:=AVERAGE([.E2:.E9])" office:value-type="percentage" office:value="0.23535" calcext:value-type="percentage">
            <text:p>23.54%</text:p>
          </table:table-cell>
          <table:table-cell table:style-name="ce12" table:formula="of:=AVERAGE([.F2:.F9])" office:value-type="percentage" office:value="0.1899875" calcext:value-type="percentage">
            <text:p>19.00%</text:p>
          </table:table-cell>
          <table:table-cell table:style-name="ce12" table:formula="of:=AVERAGE([.G2:.G9])" office:value-type="percentage" office:value="0.269675" calcext:value-type="percentage">
            <text:p>26.97%</text:p>
          </table:table-cell>
          <table:table-cell table:style-name="ce12" table:number-columns-repeated="3"/>
        </table:table-row>
        <table:table-row table:style-name="ro2" table:number-rows-repeated="104856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Φύλλο5" table:style-name="ta1">
        <table:table-column table:style-name="co1" table:default-cell-style-name="ce9"/>
        <table:table-column table:style-name="co1" table:default-cell-style-name="Default"/>
        <table:table-column table:style-name="co11" table:default-cell-style-name="Default"/>
        <table:table-column table:style-name="co1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16376"/>
        <table:table-row table:style-name="ro2">
          <table:table-cell/>
          <table:table-cell office:value-type="string" calcext:value-type="string">
            <text:p>nnc2011</text:p>
          </table:table-cell>
          <table:table-cell office:value-type="string" calcext:value-type="string">
            <text:p>nnc2010</text:p>
          </table:table-cell>
          <table:table-cell office:value-type="string" calcext:value-type="string">
            <text:p>genclass2011</text:p>
          </table:table-cell>
          <table:table-cell office:value-type="string" calcext:value-type="string">
            <text:p>bayes2010</text:p>
          </table:table-cell>
          <table:table-cell office:value-type="string" calcext:value-type="string">
            <text:p>bayes2011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office:value-type="string" calcext:value-type="string">
            <text:p>fold_1</text:p>
          </table:table-cell>
          <table:table-cell table:style-name="ce2" office:value-type="percentage" office:value="0.2668" calcext:value-type="percentage">
            <text:p>26.68%</text:p>
          </table:table-cell>
          <table:table-cell table:style-name="ce2" office:value-type="percentage" office:value="0.2323" calcext:value-type="percentage">
            <text:p>23.23%</text:p>
          </table:table-cell>
          <table:table-cell office:value-type="percentage" office:value="0.2054" calcext:value-type="percentage">
            <text:p>20.54%</text:p>
          </table:table-cell>
          <table:table-cell table:style-name="ce2" office:value-type="percentage" office:value="0.2529" calcext:value-type="percentage">
            <text:p>25.29%</text:p>
          </table:table-cell>
          <table:table-cell office:value-type="percentage" office:value="0.2849" calcext:value-type="percentage">
            <text:p>28.49%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office:value-type="string" calcext:value-type="string">
            <text:p>fold_2</text:p>
          </table:table-cell>
          <table:table-cell table:style-name="ce2" office:value-type="percentage" office:value="0.2577" calcext:value-type="percentage">
            <text:p>25.77%</text:p>
          </table:table-cell>
          <table:table-cell table:style-name="ce2" office:value-type="percentage" office:value="0.2353" calcext:value-type="percentage">
            <text:p>23.53%</text:p>
          </table:table-cell>
          <table:table-cell office:value-type="percentage" office:value="0.2266" calcext:value-type="percentage">
            <text:p>22.66%</text:p>
          </table:table-cell>
          <table:table-cell table:style-name="ce2" office:value-type="percentage" office:value="0.2685" calcext:value-type="percentage">
            <text:p>26.85%</text:p>
          </table:table-cell>
          <table:table-cell office:value-type="percentage" office:value="0.2731" calcext:value-type="percentage">
            <text:p>27.31%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office:value-type="string" calcext:value-type="string">
            <text:p>fold_3</text:p>
          </table:table-cell>
          <table:table-cell table:style-name="ce2" office:value-type="percentage" office:value="0.2644" calcext:value-type="percentage">
            <text:p>26.44%</text:p>
          </table:table-cell>
          <table:table-cell table:style-name="ce2" office:value-type="percentage" office:value="0.2324" calcext:value-type="percentage">
            <text:p>23.24%</text:p>
          </table:table-cell>
          <table:table-cell office:value-type="percentage" office:value="0.2266" calcext:value-type="percentage">
            <text:p>22.66%</text:p>
          </table:table-cell>
          <table:table-cell table:style-name="ce2" office:value-type="percentage" office:value="0.2582" calcext:value-type="percentage">
            <text:p>25.82%</text:p>
          </table:table-cell>
          <table:table-cell office:value-type="percentage" office:value="0.2915" calcext:value-type="percentage">
            <text:p>29.15%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office:value-type="string" calcext:value-type="string">
            <text:p>fold_4</text:p>
          </table:table-cell>
          <table:table-cell table:style-name="ce2" office:value-type="percentage" office:value="0.2607" calcext:value-type="percentage">
            <text:p>26.07%</text:p>
          </table:table-cell>
          <table:table-cell table:style-name="ce2" office:value-type="percentage" office:value="0.2426" calcext:value-type="percentage">
            <text:p>24.26%</text:p>
          </table:table-cell>
          <table:table-cell office:value-type="percentage" office:value="0.1843" calcext:value-type="percentage">
            <text:p>18.43%</text:p>
          </table:table-cell>
          <table:table-cell table:style-name="ce2" office:value-type="percentage" office:value="0.2658" calcext:value-type="percentage">
            <text:p>26.58%</text:p>
          </table:table-cell>
          <table:table-cell office:value-type="percentage" office:value="0.2973" calcext:value-type="percentage">
            <text:p>29.73%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office:value-type="string" calcext:value-type="string">
            <text:p>fold_5</text:p>
          </table:table-cell>
          <table:table-cell table:style-name="ce2" office:value-type="percentage" office:value="0.2792" calcext:value-type="percentage">
            <text:p>27.92%</text:p>
          </table:table-cell>
          <table:table-cell table:style-name="ce2" office:value-type="percentage" office:value="0.2289" calcext:value-type="percentage">
            <text:p>22.89%</text:p>
          </table:table-cell>
          <table:table-cell office:value-type="percentage" office:value="0.2085" calcext:value-type="percentage">
            <text:p>20.85%</text:p>
          </table:table-cell>
          <table:table-cell table:style-name="ce2" office:value-type="percentage" office:value="0.2656" calcext:value-type="percentage">
            <text:p>26.56%</text:p>
          </table:table-cell>
          <table:table-cell office:value-type="percentage" office:value="0.2773" calcext:value-type="percentage">
            <text:p>27.73%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office:value-type="string" calcext:value-type="string">
            <text:p>fold_6</text:p>
          </table:table-cell>
          <table:table-cell table:style-name="ce2" office:value-type="percentage" office:value="0.2544" calcext:value-type="percentage">
            <text:p>25.44%</text:p>
          </table:table-cell>
          <table:table-cell table:style-name="ce2" office:value-type="percentage" office:value="0.2358" calcext:value-type="percentage">
            <text:p>23.58%</text:p>
          </table:table-cell>
          <table:table-cell office:value-type="percentage" office:value="0.2085" calcext:value-type="percentage">
            <text:p>20.85%</text:p>
          </table:table-cell>
          <table:table-cell table:style-name="ce2" office:value-type="percentage" office:value="0.2627" calcext:value-type="percentage">
            <text:p>26.27%</text:p>
          </table:table-cell>
          <table:table-cell office:value-type="percentage" office:value="0.2849" calcext:value-type="percentage">
            <text:p>28.49%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office:value-type="string" calcext:value-type="string">
            <text:p>fold_7</text:p>
          </table:table-cell>
          <table:table-cell table:style-name="ce2" office:value-type="percentage" office:value="0.2396" calcext:value-type="percentage">
            <text:p>23.96%</text:p>
          </table:table-cell>
          <table:table-cell table:style-name="ce2" office:value-type="percentage" office:value="0.239" calcext:value-type="percentage">
            <text:p>23.90%</text:p>
          </table:table-cell>
          <table:table-cell office:value-type="percentage" office:value="0.1903" calcext:value-type="percentage">
            <text:p>19.03%</text:p>
          </table:table-cell>
          <table:table-cell table:style-name="ce2" office:value-type="percentage" office:value="0.2632" calcext:value-type="percentage">
            <text:p>26.32%</text:p>
          </table:table-cell>
          <table:table-cell office:value-type="percentage" office:value="0.2749" calcext:value-type="percentage">
            <text:p>27.49%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office:value-type="string" calcext:value-type="string">
            <text:p>fold_8</text:p>
          </table:table-cell>
          <table:table-cell table:style-name="ce2" office:value-type="percentage" office:value="0.2553" calcext:value-type="percentage">
            <text:p>25.53%</text:p>
          </table:table-cell>
          <table:table-cell table:style-name="ce2" office:value-type="percentage" office:value="0.2259" calcext:value-type="percentage">
            <text:p>22.59%</text:p>
          </table:table-cell>
          <table:table-cell office:value-type="percentage" office:value="0.2236" calcext:value-type="percentage">
            <text:p>22.36%</text:p>
          </table:table-cell>
          <table:table-cell table:style-name="ce2" office:value-type="percentage" office:value="0.2511" calcext:value-type="percentage">
            <text:p>25.11%</text:p>
          </table:table-cell>
          <table:table-cell office:value-type="percentage" office:value="0.2879" calcext:value-type="percentage">
            <text:p>28.79%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office:value-type="string" calcext:value-type="string">
            <text:p>fold_9</text:p>
          </table:table-cell>
          <table:table-cell table:style-name="ce2" office:value-type="percentage" office:value="0.2511" calcext:value-type="percentage">
            <text:p>25.11%</text:p>
          </table:table-cell>
          <table:table-cell table:style-name="ce2" office:value-type="percentage" office:value="0.2335" calcext:value-type="percentage">
            <text:p>23.35%</text:p>
          </table:table-cell>
          <table:table-cell office:value-type="percentage" office:value="0.1964" calcext:value-type="percentage">
            <text:p>19.64%</text:p>
          </table:table-cell>
          <table:table-cell table:style-name="ce2" office:value-type="percentage" office:value="0.2797" calcext:value-type="percentage">
            <text:p>27.97%</text:p>
          </table:table-cell>
          <table:table-cell office:value-type="percentage" office:value="0.287" calcext:value-type="percentage">
            <text:p>28.70%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office:value-type="string" calcext:value-type="string">
            <text:p>fold_10</text:p>
          </table:table-cell>
          <table:table-cell table:style-name="ce2" office:value-type="percentage" office:value="0.2441" calcext:value-type="percentage">
            <text:p>24.41%</text:p>
          </table:table-cell>
          <table:table-cell table:style-name="ce2" office:value-type="percentage" office:value="0.2249" calcext:value-type="percentage">
            <text:p>22.49%</text:p>
          </table:table-cell>
          <table:table-cell office:value-type="percentage" office:value="0.2266" calcext:value-type="percentage">
            <text:p>22.66%</text:p>
          </table:table-cell>
          <table:table-cell table:style-name="ce2" office:value-type="percentage" office:value="0.254" calcext:value-type="percentage">
            <text:p>25.40%</text:p>
          </table:table-cell>
          <table:table-cell office:value-type="percentage" office:value="0.2976" calcext:value-type="percentage">
            <text:p>29.76%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14"/>
          <table:table-cell table:style-name="ce12" table:formula="of:=AVERAGE([.B2:.B11])" office:value-type="percentage" office:value="0.25733" calcext:value-type="percentage">
            <text:p>25.73%</text:p>
          </table:table-cell>
          <table:table-cell table:style-name="ce12" table:formula="of:=AVERAGE([.C2:.C11])" office:value-type="percentage" office:value="0.23306" calcext:value-type="percentage">
            <text:p>23.31%</text:p>
          </table:table-cell>
          <table:table-cell table:style-name="ce12" table:formula="of:=AVERAGE([.D2:.D11])" office:value-type="percentage" office:value="0.20968" calcext:value-type="percentage">
            <text:p>20.97%</text:p>
          </table:table-cell>
          <table:table-cell table:style-name="ce12" table:formula="of:=AVERAGE([.E2:.E11])" office:value-type="percentage" office:value="0.26217" calcext:value-type="percentage">
            <text:p>26.22%</text:p>
          </table:table-cell>
          <table:table-cell table:style-name="ce12" table:formula="of:=AVERAGE([.F2:.F11])" office:value-type="percentage" office:value="0.28564" calcext:value-type="percentage">
            <text:p>28.56%</text:p>
          </table:table-cell>
          <table:table-cell table:number-columns-repeated="2"/>
          <table:table-cell table:style-name="ce14" table:number-columns-repeated="16376"/>
        </table:table-row>
        <table:table-row table:style-name="ro2" table:number-rows-repeated="1048563">
          <table:table-cell table:number-columns-repeated="8"/>
          <table:table-cell table:style-name="Default" table:number-columns-repeated="16376"/>
        </table:table-row>
        <table:table-row table:style-name="ro2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20:13:34.775866044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0:15:57.259360895</meta:creation-date>
    <dc:date>2025-10-05T20:15:35.997100309</dc:date>
    <meta:editing-duration>P3DT17H1M50S</meta:editing-duration>
    <meta:editing-cycles>373</meta:editing-cycles>
    <meta:generator>LibreOffice/25.2.6.2$Linux_X86_64 LibreOffice_project/520$Build-2</meta:generator>
    <meta:document-statistic meta:table-count="4" meta:cell-count="63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5.086cm" svg:y="0.316cm" chart:style-name="ch2">
          <text:p>CLASSIFICATION ERROR</text:p>
        </chart:title>
        <chart:legend chart:legend-position="end" svg:x="12.371cm" svg:y="2.989cm" style:legend-expansion="high" chart:style-name="ch3"/>
        <chart:plot-area chart:style-name="ch4" svg:x="1.306cm" svg:y="1.301cm" svg:width="10.745cm" svg:height="6.563cm">
          <chart:coordinate-region svg:x="2.729cm" svg:y="1.496cm" svg:width="8.936cm" svg:height="5.732cm"/>
          <chart:axis chart:dimension="x" chart:name="primary-x" chart:style-name="ch5" chartooo:axis-type="auto">
            <chartooo:date-scale/>
            <chart:title svg:x="6.178cm" svg:y="8.045cm" chart:style-name="ch2">
              <text:p><text:span text:style-name="T1">YEAR</text:span></text:p>
            </chart:title>
            <chart:categories table:cell-range-address="newdata2_peryear.A2:newdata2_peryear.A9"/>
          </chart:axis>
          <chart:axis chart:dimension="y" chart:name="primary-y" chart:style-name="ch6">
            <chart:title svg:x="0.451cm" svg:y="5.226cm" chart:style-name="ch7">
              <text:p><text:span text:style-name="T1">ERROR</text:span></text:p>
            </chart:title>
            <chart:grid chart:style-name="ch8" chart:class="major"/>
          </chart:axis>
          <chart:series chart:style-name="ch9" chart:values-cell-range-address="newdata2_peryear.B2:newdata2_peryear.B9" chart:label-cell-address="newdata2_peryear.B1:newdata2_peryear.B1" chart:class="chart:line">
            <chart:data-point chart:repeated="8"/>
          </chart:series>
          <chart:series chart:style-name="ch10" chart:values-cell-range-address="newdata2_peryear.C2:newdata2_peryear.C9" chart:label-cell-address="newdata2_peryear.C1:newdata2_peryear.C1" chart:class="chart:line">
            <chart:data-point chart:repeated="8"/>
          </chart:series>
          <chart:series chart:style-name="ch11" chart:values-cell-range-address="newdata2_peryear.D2:newdata2_peryear.D9" chart:label-cell-address="newdata2_peryear.D1:newdata2_peryear.D1" chart:class="chart:line">
            <chart:data-point chart:repeated="8"/>
          </chart:series>
          <chart:series chart:style-name="ch12" chart:values-cell-range-address="newdata2_peryear.E2:newdata2_peryear.E9" chart:label-cell-address="newdata2_peryear.E1:newdata2_peryear.E1" chart:class="chart:line">
            <chart:data-point chart:repeated="8"/>
          </chart:series>
          <chart:series chart:style-name="ch13" chart:values-cell-range-address="newdata2_peryear.F2:newdata2_peryear.F9" chart:label-cell-address="newdata2_peryear.F1:newdata2_peryear.F1" chart:class="chart:line">
            <chart:data-point chart:repeated="8"/>
          </chart:series>
          <chart:series chart:style-name="ch14" chart:values-cell-range-address="newdata2_peryear.G2:newdata2_peryear.G9" chart:label-cell-address="newdata2_peryear.G1:newdata2_peryear.G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newdata2_peryear.B1:newdata2_peryear.B1</svg:desc>
                </draw:g>
              </table:table-cell>
              <table:table-cell office:value-type="string">
                <text:p>MLP</text:p>
                <draw:g>
                  <svg:desc>newdata2_peryear.C1:newdata2_peryear.C1</svg:desc>
                </draw:g>
              </table:table-cell>
              <table:table-cell office:value-type="string">
                <text:p>NAIVE BAYES</text:p>
                <draw:g>
                  <svg:desc>newdata2_peryear.D1:newdata2_peryear.D1</svg:desc>
                </draw:g>
              </table:table-cell>
              <table:table-cell office:value-type="string">
                <text:p>NNC</text:p>
                <draw:g>
                  <svg:desc>newdata2_peryear.E1:newdata2_peryear.E1</svg:desc>
                </draw:g>
              </table:table-cell>
              <table:table-cell office:value-type="string">
                <text:p>GENCLASS</text:p>
                <draw:g>
                  <svg:desc>newdata2_peryear.F1:newdata2_peryear.F1</svg:desc>
                </draw:g>
              </table:table-cell>
              <table:table-cell office:value-type="string">
                <text:p>BAYESNN</text:p>
                <draw:g>
                  <svg:desc>newdata2_peryear.G1:newdata2_peryear.G1</svg:desc>
                </draw:g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  <draw:g>
                  <svg:desc>newdata2_peryear.A2:newdata2_peryear.A9</svg:desc>
                </draw:g>
              </table:table-cell>
              <table:table-cell office:value-type="float" office:value="0.2585">
                <text:p>0.2585</text:p>
                <draw:g>
                  <svg:desc>newdata2_peryear.B2:newdata2_peryear.B9</svg:desc>
                </draw:g>
              </table:table-cell>
              <table:table-cell office:value-type="float" office:value="0.2655">
                <text:p>0.2655</text:p>
                <draw:g>
                  <svg:desc>newdata2_peryear.C2:newdata2_peryear.C9</svg:desc>
                </draw:g>
              </table:table-cell>
              <table:table-cell office:value-type="float" office:value="0.2659">
                <text:p>0.2659</text:p>
                <draw:g>
                  <svg:desc>newdata2_peryear.D2:newdata2_peryear.D9</svg:desc>
                </draw:g>
              </table:table-cell>
              <table:table-cell office:value-type="float" office:value="0.2212">
                <text:p>0.2212</text:p>
                <draw:g>
                  <svg:desc>newdata2_peryear.E2:newdata2_peryear.E9</svg:desc>
                </draw:g>
              </table:table-cell>
              <table:table-cell office:value-type="float" office:value="0.1892">
                <text:p>0.1892</text:p>
                <draw:g>
                  <svg:desc>newdata2_peryear.F2:newdata2_peryear.F9</svg:desc>
                </draw:g>
              </table:table-cell>
              <table:table-cell office:value-type="float" office:value="0.2823">
                <text:p>0.2823</text:p>
                <draw:g>
                  <svg:desc>newdata2_peryear.G2:newdata2_peryear.G9</svg:desc>
                </draw:g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.2949">
                <text:p>0.2949</text:p>
              </table:table-cell>
              <table:table-cell office:value-type="float" office:value="0.281">
                <text:p>0.281</text:p>
              </table:table-cell>
              <table:table-cell office:value-type="float" office:value="0.2909">
                <text:p>0.2909</text:p>
              </table:table-cell>
              <table:table-cell office:value-type="float" office:value="0.2335">
                <text:p>0.2335</text:p>
              </table:table-cell>
              <table:table-cell office:value-type="float" office:value="0.1956">
                <text:p>0.1956</text:p>
              </table:table-cell>
              <table:table-cell office:value-type="float" office:value="0.2873">
                <text:p>0.287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2669">
                <text:p>0.2669</text:p>
              </table:table-cell>
              <table:table-cell office:value-type="float" office:value="0.2767">
                <text:p>0.2767</text:p>
              </table:table-cell>
              <table:table-cell office:value-type="float" office:value="0.2617">
                <text:p>0.2617</text:p>
              </table:table-cell>
              <table:table-cell office:value-type="float" office:value="0.2451">
                <text:p>0.2451</text:p>
              </table:table-cell>
              <table:table-cell office:value-type="float" office:value="0.1719">
                <text:p>0.1719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02">
                <text:p>0.2502</text:p>
              </table:table-cell>
              <table:table-cell office:value-type="float" office:value="0.2693">
                <text:p>0.2693</text:p>
              </table:table-cell>
              <table:table-cell office:value-type="float" office:value="0.2583">
                <text:p>0.2583</text:p>
              </table:table-cell>
              <table:table-cell office:value-type="float" office:value="0.2277">
                <text:p>0.2277</text:p>
              </table:table-cell>
              <table:table-cell office:value-type="float" office:value="0.1814">
                <text:p>0.1814</text:p>
              </table:table-cell>
              <table:table-cell office:value-type="float" office:value="0.2489">
                <text:p>0.248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2817">
                <text:p>0.2817</text:p>
              </table:table-cell>
              <table:table-cell office:value-type="float" office:value="0.2997">
                <text:p>0.2997</text:p>
              </table:table-cell>
              <table:table-cell office:value-type="float" office:value="0.2988">
                <text:p>0.2988</text:p>
              </table:table-cell>
              <table:table-cell office:value-type="float" office:value="0.2542">
                <text:p>0.2542</text:p>
              </table:table-cell>
              <table:table-cell office:value-type="float" office:value="0.1951">
                <text:p>0.1951</text:p>
              </table:table-cell>
              <table:table-cell office:value-type="float" office:value="0.2853">
                <text:p>0.285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268">
                <text:p>0.268</text:p>
              </table:table-cell>
              <table:table-cell office:value-type="float" office:value="0.259">
                <text:p>0.259</text:p>
              </table:table-cell>
              <table:table-cell office:value-type="float" office:value="0.2609">
                <text:p>0.2609</text:p>
              </table:table-cell>
              <table:table-cell office:value-type="float" office:value="0.2107">
                <text:p>0.2107</text:p>
              </table:table-cell>
              <table:table-cell office:value-type="float" office:value="0.1781">
                <text:p>0.1781</text:p>
              </table:table-cell>
              <table:table-cell office:value-type="float" office:value="0.2508">
                <text:p>0.250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2808">
                <text:p>0.2808</text:p>
              </table:table-cell>
              <table:table-cell office:value-type="float" office:value="0.2943">
                <text:p>0.2943</text:p>
              </table:table-cell>
              <table:table-cell office:value-type="float" office:value="0.28">
                <text:p>0.28</text:p>
              </table:table-cell>
              <table:table-cell office:value-type="float" office:value="0.2331">
                <text:p>0.2331</text:p>
              </table:table-cell>
              <table:table-cell office:value-type="float" office:value="0.1989">
                <text:p>0.1989</text:p>
              </table:table-cell>
              <table:table-cell office:value-type="float" office:value="0.2622">
                <text:p>0.262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2767">
                <text:p>0.2767</text:p>
              </table:table-cell>
              <table:table-cell office:value-type="float" office:value="0.3583">
                <text:p>0.3583</text:p>
              </table:table-cell>
              <table:table-cell office:value-type="float" office:value="0.2825">
                <text:p>0.2825</text:p>
              </table:table-cell>
              <table:table-cell office:value-type="float" office:value="0.2573">
                <text:p>0.2573</text:p>
              </table:table-cell>
              <table:table-cell office:value-type="float" office:value="0.2097">
                <text:p>0.2097</text:p>
              </table:table-cell>
              <table:table-cell office:value-type="float" office:value="0.2856">
                <text:p>0.2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